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907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r favor não guarde isto para você. Repasse para ajudar outras pessoas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E se puder mande pra frente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Espalhe e você salvará a vida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Por favor, não esconda a mensagem 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Não guarde essas informações apenas para si mesmo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Passe para toda a sua família e amigos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Repassem!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Repasse para seus amigos e parentes para que eles saibam a que estão expostos com o uso desses venenos modernos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Se for possivel partilhem alertem as pessoas que amam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Por favor, compartilhe essa informação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e vamos repassando essa dica ótima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Por favor, repassem essa informação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se todos que receberem esta mensagem, a enviarem a pelo menos uma das pessoas que conhecem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Compartilhe esta mensagem com seus amigos e familiares para conscientizá-los sobre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COMPARTILHE-O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Repasse para seus famíliares e amigos pois é muito importante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Por favor, passe isso imediatamente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Por favor, não deixem de repassar esta mensagem para todos que vocês conhecem!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compartilhe com os outros para espalhar o amor!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Compartilhe esta mensagem com qualquer mulher que você conheça.</text:p>
          </table:table-cell>
          <table:table-cell office:value-type="string" calcext:value-type="string">
            <text:p>compartilhamento</text:p>
          </table:table-cell>
        </table:table-row>
        <table:table-row table:style-name="ro1">
          <table:table-cell office:value-type="string" calcext:value-type="string">
            <text:p>Tem a missão de mobilizar a sociedade para que os pacientes tenham acesso a um tratamento integral e de qualidade, sendo reabilitados, incluídos na sociedade e tendo plena noção dos seus direitos básicos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Mas agências reguladoras de remédios dos Estados Unidos, do Reino Unido e da União Europeia, além da Reckitt Benckiser, a fabricante do Nurofen, disseram não haver indícios de que o ibuprofeno agrava a covid-19. 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A gente sofre menos porque tem condições de tratar”, comentou a aposentada Maria Aparecida Vieira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No entanto, diz ela à BBC, "existe um limite para o que os genomas podem ajudar a explicar"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Não é necessário incinerar ou descartar os pertences do falecido, mas devem ser tomadas precauções como manuseio com luvas e lavagem com detergente, além de desinfetar objetos com álcool ou alvejante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Enquanto isso, os especialistas aconselham que a melhor dieta vegana é aquela que inclui muitas frutas e vegetais, suplementos de vitamina B12 e menos frituras e alimentos processados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Aproximadamente metade dos residentes dessas instituições sofre com demência, com base em estimativas da Alzheimer's Association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O desafio, agora, será indentificar também quais dessas mutações se transformarão num câncer e quais poderiam ser ignoradas com segurança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O local provável de infecção de um dos óbitos permanece em investigação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Os exercícios físicos devem fazer parte do tratamento, de acordo com as possibilidades do paciente. Eles contribuem para a melhora da função respiratória, ajudam no ganho de massa muscular, controlam a diabetes relacionada à fibrose cística e previnem a osteoporose, além de atuar na correção de alguns vícios de postura adquiridos por conta dos problemas respiratórios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A pesquisa procurou ainda levar em conta outros fatores além dos hábitos cotidianos, como o histórico médico familiar dos participantes, etnia e idade, que também podem ter tido impacto nos resultados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A hemofilia ainda não tem cura e seu tratamento é feito através da reposição do fator de coagulação deficiente, através da infusão endovenosa dos concentrados de fator deficiente (VIII, na hemofilia A ou IX, na hemofilia B), que tem como objetivo prevenir e tratar as hemorragias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Agora, os autores do artigo na Nature Medicine querem verificar com a mesma técnica se também há anormalidades detectadas nas células de pacientes com outros perfis, como aqueles com mais de 50 anos de idade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Em 2018, foram investidos mais de R$ 279 milhões para aquisição de medicamentos para tratamento da doença no SUS, atendendo 15.689 usuários. Os medicamentos já ofertados são: betainterferona 1a 6.000.000 UI (22 mcg); betainterferona 1a 6.000.000 UI (30 mcg); betainterferona 1a 12.000.000 UI (44 mcg); betainterferona 1b 9.600.000 UI (300 mcg); fingolimode 0,5mg, glatirâmer 20mg/mL e natalizumabe 20mg/ml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A decisão ocorreu porque estudos científicos recentes demonstraram uma diminuição na resposta imunológica da criança que é vacinada muito cedo, aos 9 meses, como previa o Calendário Nacional de Vacinação da criança. Desde 2017, o Ministério da Saúde seguia as orientações da Organização Mundial da Saúde (OMS) de ofertar apenas uma dose da vacina de febre amarela durante toda a vida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Desta forma, além dos cuidados relativos à vacinação, todos os protocolos e notas técnicas relativas à COVID-19 serão observados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É importante frisar que todos os estados brasileiros recebem doses para vacinação de rotina contra sarampo, que é ofertada nos postos de saúde de todo o país pelo Sistema Único de Saúde (SUS)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A terapia está disponível em 109 serviços de 90 municípios em 22 estados e no Distrito Federal. Desde a implantação da prevenção, cerca de oito mil pessoas já fizeram uso da prevenção ao menos uma vez. Atualmente, mais de seis mil pessoas fazem uso da PreP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Do total de casos que já tiveram a subtipagem identificada, 334 foram casos de influenza A (H1N1), com 41 óbitos; 29 casos e 4 óbitos por influenza A (H3N2), 180 de influenza A não subtipado, com 25 mortes; e 310 casos e 30 óbitos por influenza B.</text:p>
          </table:table-cell>
          <table:table-cell office:value-type="string" calcext:value-type="string">
            <text:p>sem compartilhamento</text:p>
          </table:table-cell>
        </table:table-row>
        <table:table-row table:style-name="ro1">
          <table:table-cell office:value-type="string" calcext:value-type="string">
            <text:p>Quanto mais tempo demorar para resolver o problema que a causa, maior vai ser a crise econômica."</text:p>
          </table:table-cell>
          <table:table-cell office:value-type="string" calcext:value-type="string">
            <text:p>sem compartilhamen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8:41:52.9414692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5T17:30:37.602794542</meta:creation-date>
    <dc:date>2020-06-25T18:42:11.775399473</dc:date>
    <meta:editing-duration>PT22M22S</meta:editing-duration>
    <meta:editing-cycles>6</meta:editing-cycles>
    <meta:generator>LibreOffice/6.3.4.2$Linux_X86_64 LibreOffice_project/60da17e045e08f1793c57c00ba83cdfce946d0aa</meta:generator>
    <meta:document-statistic meta:table-count="1" meta:cell-count="80" meta:object-count="0"/>
  </office:meta>
</office:document-meta>
</file>